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6.756cm" fo:min-width="6.50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6.524cm" fo:min-width="6.274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906cm" svg:height="9.906cm" svg:x="0.127cm" svg:y="0.12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9.652cm" svg:height="9.652cm" svg:x="0.254cm" svg:y="0.25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5:44:57.353067077</meta:creation-date>
    <dc:date>2020-08-14T15:47:26.070564611</dc:date>
    <meta:editing-duration>PT2M30S</meta:editing-duration>
    <meta:editing-cycles>1</meta:editing-cycles>
    <meta:document-statistic meta:object-count="2"/>
    <meta:generator>LibreOffice/6.4.4.2$Linux_X86_64 LibreOffice_project/40$Build-2</meta:generator>
  </office:meta>
</office:document-meta>
</file>